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8450" officeooo:paragraph-rsid="001e8450"/>
    </style:style>
    <style:style style:name="P2" style:family="paragraph" style:parent-style-name="Standard">
      <style:text-properties fo:font-weight="normal" officeooo:rsid="001f1bf3" officeooo:paragraph-rsid="001e8450" style:font-weight-asian="normal" style:font-weight-complex="normal"/>
    </style:style>
    <style:style style:name="P3" style:family="paragraph" style:parent-style-name="Standard">
      <style:text-properties fo:font-weight="normal" officeooo:rsid="001f1cc2" officeooo:paragraph-rsid="001f1cc2" style:font-weight-asian="normal" style:font-weight-complex="normal"/>
    </style:style>
    <style:style style:name="P4" style:family="paragraph" style:parent-style-name="Standard">
      <style:text-properties officeooo:rsid="001f1cc2" officeooo:paragraph-rsid="001f1cc2"/>
    </style:style>
    <style:style style:name="P5" style:family="paragraph" style:parent-style-name="Standard">
      <style:text-properties officeooo:rsid="00223d3d" officeooo:paragraph-rsid="00223d3d"/>
    </style:style>
    <style:style style:name="P6" style:family="paragraph" style:parent-style-name="Standard" style:list-style-name="L1">
      <style:text-properties officeooo:rsid="00223d3d" officeooo:paragraph-rsid="00223d3d"/>
    </style:style>
    <style:style style:name="P7" style:family="paragraph" style:parent-style-name="Standard">
      <style:text-properties officeooo:rsid="00227999" officeooo:paragraph-rsid="00227999"/>
    </style:style>
    <style:style style:name="P8" style:family="paragraph" style:parent-style-name="Standard" style:list-style-name="L2">
      <style:text-properties officeooo:rsid="002339cf" officeooo:paragraph-rsid="002339c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1bf3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ós aplicar o patch <text:span text:style-name="T1">hal-linux-4.4.43-x86-6.patch</text:span> sobre o código do kernel 4.4.43, configuração VANILLA, mais as configurações recomendadas pela documentação do RTAI, a compilação falha no modulo <text:span text:style-name="T1">arch/x86/kernel/ipipe.o</text:span>.</text:p>
      <text:p text:style-name="P1">Seguindo uma dica postada em: <text:a xlink:type="simple" xlink:href="http://www.xenomai.org/pipermail/xenomai/2017-May/037295.html" text:style-name="Internet_20_link" text:visited-style-name="Visited_20_Internet_20_Link">http://www.xenomai.org/pipermail/xenomai/2017-May/037295.html</text:a>, removi a opção: <text:span text:style-name="T1">AMD MCE features</text:span> do menu <text:span text:style-name="T1">Processor type and features </text:span><text:span text:style-name="T3">e o problema foi resolvido.</text:span></text:p>
      <text:p text:style-name="P2"/>
      <text:p text:style-name="P4"><text:span text:style-name="T3">G</text:span><text:span text:style-name="T2">erar os arquivos de documentação apartir da compilação do RTAI gera um erro pela falta do arquivo fop.sh. Desabilitar a geração da documentação durante a compilação do RTAI nas opções do menuconfig resolve o problema.</text:span></text:p>
      <text:p text:style-name="P4"><text:span text:style-name="T2"/></text:p>
      <text:p text:style-name="P5"><text:span text:style-name="T2">A compilação do RTAI 5.0.1 junto com um kernel 4.4.43 apresenta um erro:</text:span></text:p>
      <text:p text:style-name="P5"><text:span text:style-name="T2"/></text:p>
      <text:list xml:id="list3678554226320204512" text:style-name="L1">
        <text:list-item>
          <text:p text:style-name="P6"><text:span text:style-name="T2">scripts/Makefile.build:258: recipe for target '/usr/src/rtai-5.0.1/base/arch/x86/hal/hal.o' failed</text:span></text:p>
        </text:list-item>
      </text:list>
      <text:p text:style-name="P5"><text:span text:style-name="T2"/></text:p>
      <text:p text:style-name="P7"><text:span text:style-name="T2">Novo teste com o kernel 4.1.18.</text:span></text:p>
      <text:p text:style-name="P7"><text:span text:style-name="T2">Configurações do kernel:</text:span></text:p>
      <text:list xml:id="list3653295807353170083" text:style-name="L2">
        <text:list-item>
          <text:p text:style-name="P8"><text:span text:style-name="T2">32bits</text:span></text:p>
        </text:list-item>
        <text:list-item>
          <text:p text:style-name="P8"><text:span text:style-name="T2">SMP – desabilitado</text:span></text:p>
        </text:list-item>
        <text:list-item>
          <text:p text:style-name="P8"><text:span text:style-name="T2"/></text:p>
        </text:list-item>
      </text:list>
      <text:p text:style-name="P5"><text:span text:style-name="T2"/></text:p>
      <text:p text:style-name="P5"><text:span text:style-name="T2"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H8M30S</meta:editing-duration>
    <meta:editing-cycles>7</meta:editing-cycles>
    <meta:generator>LibreOffice/5.1.1.3$Windows_X86_64 LibreOffice_project/89f508ef3ecebd2cfb8e1def0f0ba9a803b88a6d</meta:generator>
    <dc:date>2017-08-03T18:59:08.633000000</dc:date>
    <meta:document-statistic meta:table-count="0" meta:image-count="0" meta:object-count="0" meta:page-count="1" meta:paragraph-count="10" meta:word-count="120" meta:character-count="880" meta:non-whitespace-character-count="772"/>
    <meta:user-defined meta:name="Info 1"/>
    <meta:user-defined meta:name="Info 2"/>
    <meta:user-defined meta:name="Info 3"/>
    <meta:user-defined meta:name="Info 4"/>
  </office:meta>
</office:document-meta>
</file>